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65d0" officeooo:paragraph-rsid="001065d0"/>
    </style:style>
    <style:style style:name="P2" style:family="paragraph" style:parent-style-name="Standard">
      <style:paragraph-properties fo:text-align="start" style:justify-single-word="false"/>
      <style:text-properties officeooo:paragraph-rsid="001065d0"/>
    </style:style>
    <style:style style:name="P3" style:family="paragraph" style:parent-style-name="Standard">
      <style:text-properties style:text-underline-style="solid" style:text-underline-width="auto" style:text-underline-color="font-color" fo:font-weight="bold" officeooo:rsid="001065d0" officeooo:paragraph-rsid="001065d0" style:font-weight-asian="bold" style:font-weight-complex="bold"/>
    </style:style>
    <style:style style:name="P4" style:family="paragraph" style:parent-style-name="Standard">
      <style:text-properties style:text-underline-style="none" fo:font-weight="bold" officeooo:rsid="001065d0" officeooo:paragraph-rsid="001065d0" style:font-weight-asian="bold" style:font-weight-complex="bold"/>
    </style:style>
    <style:style style:name="P5" style:family="paragraph" style:parent-style-name="Standard">
      <style:text-properties style:text-underline-style="none" fo:font-weight="normal" officeooo:rsid="001065d0" officeooo:paragraph-rsid="001065d0" style:font-weight-asian="normal" style:font-weight-complex="normal"/>
    </style:style>
    <style:style style:name="P6" style:family="paragraph" style:parent-style-name="Standard" style:list-style-name="L1">
      <style:text-properties officeooo:rsid="001065d0" officeooo:paragraph-rsid="001d3c4e"/>
    </style:style>
    <style:style style:name="P7" style:family="paragraph" style:parent-style-name="Standard">
      <style:text-properties officeooo:rsid="001065d0" officeooo:paragraph-rsid="001d3c4e"/>
    </style:style>
    <style:style style:name="P8" style:family="paragraph" style:parent-style-name="Standard">
      <style:paragraph-properties fo:text-align="center" style:justify-single-word="false"/>
      <style:text-properties style:text-underline-style="solid" style:text-underline-width="auto" style:text-underline-color="font-color" fo:font-weight="bold" officeooo:rsid="001bb6b2" officeooo:paragraph-rsid="001bb6b2" style:font-weight-asian="bold" style:font-weight-complex="bold"/>
    </style:style>
    <style:style style:name="P9" style:family="paragraph" style:parent-style-name="Standard">
      <style:text-properties style:text-underline-style="solid" style:text-underline-width="auto" style:text-underline-color="font-color" fo:font-weight="bold" officeooo:rsid="001065d0" officeooo:paragraph-rsid="001065d0"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1d3c4e" officeooo:paragraph-rsid="001d3c4e" style:font-weight-asian="bold" style:font-weight-complex="bold"/>
    </style:style>
    <style:style style:name="P11" style:family="paragraph" style:parent-style-name="Standard">
      <style:text-properties officeooo:rsid="001d3c4e" officeooo:paragraph-rsid="001d3c4e"/>
    </style:style>
    <style:style style:name="P12" style:family="paragraph" style:parent-style-name="Standard">
      <style:text-properties officeooo:paragraph-rsid="001d3c4e"/>
    </style:style>
    <style:style style:name="T1" style:family="text">
      <style:text-properties fo:font-weight="normal" officeooo:rsid="001f2e2a" style:font-weight-asian="normal" style:font-weight-complex="normal"/>
    </style:style>
    <style:style style:name="T2" style:family="text">
      <style:text-properties officeooo:rsid="001d3c4e"/>
    </style:style>
    <style:style style:name="T3" style:family="text">
      <style:text-properties officeooo:rsid="001065d0"/>
    </style:style>
    <style:style style:name="T4" style:family="text">
      <style:text-properties officeooo:rsid="001f2e2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Hidden field exploit</text:p>
      <text:p text:style-name="P1"/>
      <text:p text:style-name="P11"><text:tab/>Il s’agit d’exploiter des champs caché contenant des informations d’envoi de données</text:p>
      <text:p text:style-name="P1"/>
      <text:p text:style-name="P3">Exploration</text:p>
      <text:p text:style-name="P12"><text:span text:style-name="T3"><text:tab/></text:span><text:span text:style-name="T2">Quand va sur la page pour se connecter un repère très vite un lien en cas d’oubli de mot de passe. Cette page ne contient qu’un simple bouton submit.</text:span></text:p>
      <text:p text:style-name="P2"/>
      <text:p text:style-name="P3">Offensive : <text:span text:style-name="T2">2 méthodes</text:span></text:p>
      <text:p text:style-name="P10">Méthode 1 : avec burp suite</text:p>
      <text:p text:style-name="P7"><text:tab/><text:span text:style-name="T2">J’ai suivi le tutoriel </text:span><text:a xlink:type="simple" xlink:href="https://portswigger.net/burp/documentation/desktop/getting-started/modifying-http-requests" text:style-name="Internet_20_link" text:visited-style-name="Visited_20_Internet_20_Link"><text:span text:style-name="T2">https://portswigger.net/burp/documentation/desktop/getting-started/modifying-http-requests</text:span></text:a><text:span text:style-name="T2"> pour modifier les requêtes http avec le logiciel burp suite en ayant pour cible la page <text:s/></text:span><text:a xlink:type="simple" xlink:href="http://10.14.200.234/?page=recover" text:style-name="Internet_20_link" text:visited-style-name="Visited_20_Internet_20_Link"><text:span text:style-name="T2">http://10.14.200.234/?page=recover</text:span></text:a></text:p>
      <text:p text:style-name="P11">On repère une requête en particulier (cf requete_target.png) on l’envoie à un répétiteur pour pouvoir modifier le paramètre « mail » du corps de la requête (cf flag_get.png) une fois la requete modifiée envoyer on récupère le flag</text:p>
      <text:p text:style-name="P10">Méthode 2 : avec firefox</text:p>
      <text:p text:style-name="P11"><text:tab/>On a inspecte la page <text:a xlink:type="simple" xlink:href="http://192.168.1.16/?page=recover#" text:style-name="Internet_20_link" text:visited-style-name="Visited_20_Internet_20_Link">http://192.168.1.16/?page=recover#</text:a>, on inspecte le bouton submit et on voit qu'il y a un input cache avec le mail écrit en dur. Après le submit, on va dans l'onglet réseau on regarde la requête POST et on la modifie pour la renvoyer. on change le corps du message et on obtient le flag</text:p>
      <text:p text:style-name="P1"/>
      <text:p text:style-name="P3">Faille</text:p>
      <text:p text:style-name="P4"><text:tab/><text:span text:style-name="T1">Il y a qu’une adresse pour envoyer de requête pour recouvrer un mot de passe et celle-ci est écrit en clair dans le code de la page.</text:span></text:p>
      <text:p text:style-name="P1"><text:tab/></text:p>
      <text:p text:style-name="P3">Mitigation</text:p>
      <text:p text:style-name="P5"><text:tab/><text:span text:style-name="T4">Plutôt que de faire une page avec un simple bouton subit, il faudrait un champ avec une adresse mail. Lors de l’envoie de la requête, on vérifie que le mail donné correspond à un compte enregistré et on envoie une page par mail pour récupérer le mot de passe.</text:span></text:p>
      <text:p text:style-name="P1"/>
      <text:p text:style-name="P3">Sources</text:p>
      <text:list xml:id="list3827303510" text:style-name="L1">
        <text:list-item>
          <text:p text:style-name="P6"><text:a xlink:type="simple" xlink:href="https://portswigger.net/burp/documentation/desktop/getting-started/modifying-http-requests" text:style-name="Internet_20_link" text:visited-style-name="Visited_20_Internet_20_Link">https://portswigger.net/burp/documentation/desktop/getting-started/modifying-http-requests</text:a></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21T15:07:36.762000000</meta:creation-date>
    <dc:date>2023-04-26T15:34:18.657000000</dc:date>
    <meta:editing-duration>PT38M19S</meta:editing-duration>
    <meta:editing-cycles>10</meta:editing-cycles>
    <meta:generator>LibreOffice/7.0.3.1$Windows_X86_64 LibreOffice_project/d7547858d014d4cf69878db179d326fc3483e082</meta:generator>
    <meta:document-statistic meta:table-count="0" meta:image-count="0" meta:object-count="0" meta:page-count="1" meta:paragraph-count="17" meta:word-count="258" meta:character-count="1623" meta:non-whitespace-character-count="1374"/>
  </office:meta>
</office:document-meta>
</file>